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 (a 30cm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Último: Tiempo (s)</text:p>
          </table:table-cell>
          <table:table-cell office:value-type="string" calcext:value-type="string">
            <text:p>Último: Campo magnético (m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26157194589" calcext:value-type="float">
            <text:p>0,00526157194589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623837290085" calcext:value-type="float">
            <text:p>0,0062383729008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078012544288" calcext:value-type="float">
            <text:p>0,0078012544288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078012544288" calcext:value-type="float">
            <text:p>0,007801254428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0526157194589" calcext:value-type="float">
            <text:p>0,00526157194589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0838733500178" calcext:value-type="float">
            <text:p>0,0083873350017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78012544288" calcext:value-type="float">
            <text:p>0,007801254428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897341557476" calcext:value-type="float">
            <text:p>0,00897341557476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079966146198" calcext:value-type="float">
            <text:p>0,0079966146198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0682445347384" calcext:value-type="float">
            <text:p>0,0068244534738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0741053404682" calcext:value-type="float">
            <text:p>0,00741053404682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43373309185" calcext:value-type="float">
            <text:p>0,00643373309185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0682445347384" calcext:value-type="float">
            <text:p>0,0068244534738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00565229232787" calcext:value-type="float">
            <text:p>0,00565229232787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00526157194589" calcext:value-type="float">
            <text:p>0,00526157194589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00467549137291" calcext:value-type="float">
            <text:p>0,00467549137291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00506621175489" calcext:value-type="float">
            <text:p>0,00506621175489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00565229232787" calcext:value-type="float">
            <text:p>0,00565229232787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0643373309185" calcext:value-type="float">
            <text:p>0,00643373309185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0448013118191" calcext:value-type="float">
            <text:p>0,00448013118191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00682445347384" calcext:value-type="float">
            <text:p>0,00682445347384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00701981366483" calcext:value-type="float">
            <text:p>0,00701981366483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0623837290085" calcext:value-type="float">
            <text:p>0,00623837290085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0701981366483" calcext:value-type="float">
            <text:p>0,00701981366483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0877805538377" calcext:value-type="float">
            <text:p>0,00877805538377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0643373309185" calcext:value-type="float">
            <text:p>0,00643373309185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0643373309185" calcext:value-type="float">
            <text:p>0,0064337330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0936413595675" calcext:value-type="float">
            <text:p>0,00936413595675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0584765251887" calcext:value-type="float">
            <text:p>0,0058476525188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00877805538377" calcext:value-type="float">
            <text:p>0,00877805538377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00467549137291" calcext:value-type="float">
            <text:p>0,00467549137291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00565229232787" calcext:value-type="float">
            <text:p>0,00565229232787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0760589423781" calcext:value-type="float">
            <text:p>0,00760589423781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00819197481079" calcext:value-type="float">
            <text:p>0,0081919748107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00701981366483" calcext:value-type="float">
            <text:p>0,00701981366483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00643373309185" calcext:value-type="float">
            <text:p>0,00643373309185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00545693213688" calcext:value-type="float">
            <text:p>0,00545693213688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00858269519278" calcext:value-type="float">
            <text:p>0,0085826951927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00701981366483" calcext:value-type="float">
            <text:p>0,00701981366483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0.00741053404682" calcext:value-type="float">
            <text:p>0,00741053404682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A([.B$2:.B$60])" office:value-type="float" office:value="0.00673836254221068" calcext:value-type="float">
            <text:p>0,00673836254221068</text:p>
          </table:table-cell>
        </table:table-row>
        <table:table-row table:style-name="ro1">
          <table:table-cell office:value-type="string" calcext:value-type="string">
            <text:p>Desviación estándar</text:p>
          </table:table-cell>
          <table:table-cell table:formula="of:=STDEV([.B2:.B60])" office:value-type="float" office:value="0.00110825832193958" calcext:value-type="float">
            <text:p>0,00110825832193958</text:p>
          </table:table-cell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6:32:09.780630046</dc:date>
    <meta:editing-duration>PT12M39S</meta:editing-duration>
    <meta:editing-cycles>1</meta:editing-cycles>
    <meta:document-statistic meta:table-count="1" meta:cell-count="124" meta:object-count="0"/>
    <meta:generator>LibreOffice/7.3.7.2$Linux_X86_64 LibreOffice_project/30$Build-2</meta:generator>
  </office:meta>
</office:document-meta>
</file>